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nsolas" svg:font-family="Consolas" style:font-adornments="Italic" style:font-family-generic="modern" style:font-pitch="fixed"/>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Comic Sans MS" svg:font-family="'Comic Sans MS'" style:font-adornments="Cursiva"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6600" style:font-name="Comic Sans MS" fo:font-size="32pt" style:font-size-asian="32pt" style:font-size-complex="32pt"/>
    </style:style>
    <style:style style:name="P2" style:family="paragraph" style:parent-style-name="Standard">
      <style:text-properties style:font-name="Times New Roman1"/>
    </style:style>
    <style:style style:name="P3" style:family="paragraph" style:parent-style-name="Standard">
      <style:paragraph-properties fo:text-align="center" style:justify-single-word="false" fo:break-before="page"/>
      <style:text-properties fo:color="#800000" fo:font-size="18pt" style:text-underline-style="solid" style:text-underline-width="auto" style:text-underline-color="font-color" style:font-size-asian="18pt" style:font-size-complex="18pt"/>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style:font-name="Times New Roman1"/>
    </style:style>
    <style:style style:name="T1" style:family="text">
      <style:text-properties style:font-name="Consola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dad 1</text:p>
      <text:p text:style-name="Standard">El usuario espera sitios web que sean visualmente atrapantes y que se adapten los elementos visuales no iporta el dispositivo donde se utilice.</text:p>
      <text:p text:style-name="Standard">Los elementos, el estilo y las funcionalidades intuitivas deben brindarce de la mejor manera sin importar la pantalla que se use. </text:p>
      <text:p text:style-name="Standard">Sera evaluado sobre como utilizar HTML, CSS y JavaScript para construir aplicaciones web adaptables que respondan su capa y estilo a las siguientes demandas:</text:p>
      <text:p text:style-name="Standard"/>
      <text:list xml:id="list4958890212545971914" text:style-name="L1">
        <text:list-item>
          <text:p text:style-name="P4">Que se manejen elementos del dom sin necesidad de herramientas utilitarias como Javascript.</text:p>
        </text:list-item>
        <text:list-item>
          <text:p text:style-name="P4">Declaracion apropiada del tipo de documento y etiquetas viewport</text:p>
        </text:list-item>
        <text:list-item>
          <text:p text:style-name="P4">Un tipo grilla adaptable, usando capas de css.</text:p>
        </text:list-item>
        <text:list-item>
          <text:p text:style-name="P4">Las opciones media para establecer las condiciones de cambio de estilo.</text:p>
        </text:list-item>
        <text:list-item>
          <text:p text:style-name="P4">Etiquetas multimedias para reproducir videos y audio</text:p>
        </text:list-item>
        <text:list-item>
          <text:p text:style-name="P4">Imagenes que se ajusten a cualquier resolucion de pantalla portatil</text:p>
        </text:list-item>
        <text:list-item>
          <text:p text:style-name="P4">Evento de click tactil con grandes areas de efecto para todo tipo de dedos.</text:p>
        </text:list-item>
      </text:list>
      <text:p text:style-name="Standard"/>
      <text:p text:style-name="Standard"/>
      <text:p text:style-name="Standard">Responsive design (diseño adaptable)</text:p>
      <text:p text:style-name="Standard">Responde a las necesidades de los usuarios y los dispositivos que esten usando. La reposicion de elementos y los cambios de diseño según tamaño y las capacidades del dispositivo.</text:p>
      <text:p text:style-name="Standard"/>
      <text:p text:style-name="Standard">Curso udemy</text:p>
      <text:p text:style-name="Standard"><text:a xlink:type="simple" xlink:href="https://www.udacity.com/course/responsive-web-design-fundamentals--ud893" text:style-name="Internet_20_link" text:visited-style-name="Visited_20_Internet_20_Link">https://www.udacity.com/course/responsive-web-design-fundamentals--ud893</text:a></text:p>
      <text:p text:style-name="Standard"/>
      <text:p text:style-name="Standard"/>
      <text:p text:style-name="Standard"/>
      <text:list xml:id="list2978992112259030498" text:style-name="L2">
        <text:list-item>
          <text:p text:style-name="P5">las etiquetas meta con atributos name con valor viewport y content con valores width=device-width, initial-scale=1</text:p>
        </text:list-item>
        <text:list-item>
          <text:p text:style-name="P5">Utilizacion de los atributos especiales “media” tanto en la etiqueta link donde se llama al fichero css se puede utilizar media, como asi tambien dentro del archivo css de la forma @media.</text:p>
        </text:list-item>
        <text:list-item>
          <text:p text:style-name="P5">Utilizacion de Flexbox, crear el html orientado a configurar flexbox en css. Anidando elementos dentro de un elemento padre cuyo display este configurado con flex, luego los elementos hijos deben tenes cierta configuracion para que se acomode automaticamente siguiendo el comportamiento flexible</text:p>
        </text:list-item>
        <text:list-item>
          <text:p text:style-name="P5">Utilizacion de grid como display de elemento padre y los hijos como se ubican dentro de una tabla, se puede configurar para que una celda abarque dos columnas o dos tablas ( o mas)</text:p>
        </text:list-item>
      </text:list>
      <text:p text:style-name="Standard"/>
      <text:p text:style-name="Standard">Paginas web </text:p>
      <text:p text:style-name="Standard"><text:a xlink:type="simple" xlink:href="https://css-tricks.com/snippets/css/a-guide-to-flexbox/" text:style-name="Internet_20_link" text:visited-style-name="Visited_20_Internet_20_Link">https://css-tricks.com/snippets/css/a-guide-to-flexbox/</text:a></text:p>
      <text:p text:style-name="Standard">guia completa de flexbox, con ejemplos.</text:p>
      <text:p text:style-name="Standard"/>
      <text:p text:style-name="P3">Responsive images</text:p>
      <text:p text:style-name="Standard">Siempre se busca la menor calidad y el menor tamaño para que no se utilicen mucho ancho de banda para el trafico web.</text:p>
      <text:p text:style-name="Standard"/>
      <text:p text:style-name="Standard">Segun google un aumento de 0.4 segundos a 0.9 segundos de tiempo de carga de una pagina bajo 20% la cantidad de gente en la pagina y amazon por cada 100 milisegundos de demora se pierde el 1% del publico.</text:p>
      <text:p text:style-name="Standard"/>
      <text:p text:style-name="Standard">Si introducimos una imagen en una pagina web y la definimos con el ancho natural, cuando tengamos un espacio menor para mostrar la imagen tendremos que desplazarnos horizontalmente, que es lo que queremos evitar a toda costa.</text:p>
      <text:p text:style-name="Standard"/>
      <text:p text:style-name="Standard">Si intentamos definir el estilo del elemento que contiene la imagen para soulcionar el desplazamiento horizontal cambiando a un valor relativo, por ejemplo 100%, ocupará todo el ancho disponible del navegador, así que si tenemos la ventana maximizada en una pantalla con mucha resolucion y la imagen no es de mucha resolucion, se verá pixelada y poco profesional.</text:p>
      <text:p text:style-name="Standard"/>
      <text:p text:style-name="Standard">En vez de definir “<text:span text:style-name="T1">width:100%</text:span>”, si definimos “<text:span text:style-name="T1">max-width:100%</text:span>” la imagen no se escalara mas que su dimension natural. O sea que si el navegador esta en una dimension menor a la imagen, esta ocupara el 100% del espacio disponible, escalará para abajo. Pero no hará lo mismo si sobra espacio en la ventana.</text:p>
      <text:p text:style-name="Standard"/>
      <text:p text:style-name="P1">“<text:span text:style-name="T1">max-width:100%</text:span>” es tu amigo.</text:p>
      <text:p text:style-name="Standard">Dos imagenes una al lado de otra que podrian tener anbas 50% en el max-width y para agregar margin sin perder el truco utilizamos <text:s/><text:span text:style-name="T1">maxwidth:calc(100%-10px); margin:10px;</text:span></text:p>
      <text:p text:style-name="P2"/>
      <text:p text:style-name="P2">Unidades Viewport:</text:p>
      <text:p text:style-name="P2">El viewport es el area donde el browser render el sitio. Esto es, tu pantalla menos el espacio que ocupa el marco del navegador. A veces queres elegir el tamaño de un elemento en relacion al viewport, como una sidebar una barra de navegacion lateral. Esto se podria lograr con una unidad de medida relativa como lo es el porcentaje.</text:p>
      <text:p text:style-name="P2">Pero para que el porcentaje funcione en un elemeto, tenemos que darle un valor de medida absoluto a por lo menos uno de sus padres para que este elemento que utiliza la referencia sepa de donde utilizar el porcentaje. Si nosotros establecemos un valor de body a 100% de height este comando sera ignorado ya que el body no tiene un elemento padre a quien referenciar, y esto hara que a menos que uno de sus hijos contenga un valor fijo, todos los elementos hijos que usen porcentajes ignoraran ese atributo de medida.</text:p>
      <text:p text:style-name="P2">Viewport utiliza una medida porcentual en relacion al contenido mostrado que tiene un valor establecido por el navegador que lo esta conteniendo, entonces no necesita un elemento padre que este establecido como referencia para dar el valor relativo que queremos darle al elemento</text:p>
      <text:p text:style-name="P2">1 vh o viewport height es una centesima parte del tamaño del view analogamente con vw o viewport width.vmin es un valor de viewport que corresponde al centesimo del lado mas pequeño, o sea si el ancho es menor que el alto, o sea como la pantalla de un celular en vista vertical, <text:s/>1vmin <text:s/>sera una centesima de el valor del ancho o viewport width, analogamente con vmax pero este sera el centesimo del lado mayor.</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nsolas" svg:font-family="Consolas" style:font-adornments="Italic" style:font-family-generic="modern" style:font-pitch="fixed"/>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Comic Sans MS" svg:font-family="'Comic Sans MS'" style:font-adornments="Cursiva"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ardo Herrera</meta:initial-creator>
    <meta:creation-date>2017-10-23T23:58:48.64</meta:creation-date>
    <dc:date>2017-11-23T20:23:34.11</dc:date>
    <dc:creator>Gerardo Herrera</dc:creator>
    <meta:editing-duration>PT4H1M18S</meta:editing-duration>
    <meta:editing-cycles>6</meta:editing-cycles>
    <meta:generator>OpenOffice/4.1.1$Win32 OpenOffice.org_project/411m6$Build-9775</meta:generator>
    <meta:document-statistic meta:table-count="0" meta:image-count="0" meta:object-count="0" meta:page-count="2" meta:paragraph-count="35" meta:word-count="840" meta:character-count="5082"/>
  </office:meta>
</office:document-meta>
</file>